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0d8e20" officeooo:paragraph-rsid="000d8e20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0dd41a" officeooo:paragraph-rsid="000dd41a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dd41a" officeooo:paragraph-rsid="000f2472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f2472" officeooo:paragraph-rsid="000f2472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f4180" officeooo:paragraph-rsid="000f4180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4pt" fo:font-weight="bold" officeooo:rsid="000d8e20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2pt" fo:font-weight="normal" officeooo:rsid="000f2472" officeooo:paragraph-rsid="000f2472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f4180" officeooo:paragraph-rsid="000f418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2305f" officeooo:paragraph-rsid="0012305f" style:font-size-asian="10.5pt" style:font-weight-asian="normal" style:font-size-complex="12pt" style:font-weight-complex="normal"/>
    </style:style>
    <style:style style:name="T1" style:family="text">
      <style:text-properties fo:font-size="14pt" fo:font-weight="bold" officeooo:rsid="000d8e20" style:font-size-asian="14pt" style:font-weight-asian="bold" style:font-size-complex="14pt" style:font-weight-complex="bold"/>
    </style:style>
    <style:style style:name="T2" style:family="text">
      <style:text-properties officeooo:rsid="000dd41a"/>
    </style:style>
    <style:style style:name="T3" style:family="text">
      <style:text-properties officeooo:rsid="000f2472"/>
    </style:style>
    <style:style style:name="T4" style:family="text">
      <style:text-properties officeooo:rsid="000f41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tab/><text:span text:style-name="T1">Factory Pattern</text:span></text:p>
      <text:p text:style-name="P6"/>
      <text:p text:style-name="P1">Factory pattern is a creational design pattern it provides <text:span text:style-name="T2">an </text:span>interface for creating objects <text:span text:style-name="T2">in a </text:span>super class but allows sub classes to alter the type of objects that will be created.</text:p>
      <text:p text:style-name="P1"/>
      <text:p text:style-name="P1">Goal is to hide the creation information from the client code.</text:p>
      <text:p text:style-name="P1"/>
      <text:p text:style-name="P2">#include &lt;iostream&gt;</text:p>
      <text:p text:style-name="P2"/>
      <text:p text:style-name="P2">enum CarType{</text:p>
      <text:p text:style-name="P2"><text:s text:c="4"/>FORD,</text:p>
      <text:p text:style-name="P2"><text:s text:c="4"/>SWIFT,</text:p>
      <text:p text:style-name="P2"><text:s text:c="4"/>RENAULT,</text:p>
      <text:p text:style-name="P2"><text:s text:c="4"/>TATA</text:p>
      <text:p text:style-name="P2">};</text:p>
      <text:p text:style-name="P2">class Car {</text:p>
      <text:p text:style-name="P2"><text:s/>public:</text:p>
      <text:p text:style-name="P2"><text:s text:c="3"/>virtual void drive()=0;</text:p>
      <text:p text:style-name="P2"><text:s text:c="2"/><text:span text:style-name="T3">static std::unique_ptr&lt;Car&gt;CreateCar(CarType);</text:span></text:p>
      <text:p text:style-name="P2">};</text:p>
      <text:p text:style-name="P2"/>
      <text:p text:style-name="P2">class Ford : public Car {</text:p>
      <text:p text:style-name="P2"><text:s text:c="2"/>public:</text:p>
      <text:p text:style-name="P2"><text:s text:c="4"/>void drive() {</text:p>
      <text:p text:style-name="P2"><text:s text:c="5"/>cout&lt;&lt;”Ford car”&lt;&lt;endl;</text:p>
      <text:p text:style-name="P2">};</text:p>
      <text:p text:style-name="P2"/>
      <text:p text:style-name="P2">class Swift : public Car {</text:p>
      <text:p text:style-name="P3"><text:s text:c="3"/>public:</text:p>
      <text:p text:style-name="P3"><text:s text:c="5"/><text:span text:style-name="T3">void drive() {</text:span></text:p>
      <text:p text:style-name="P3"><text:s text:c="6"/><text:span text:style-name="T3">cout&lt;&lt; “Swift car”&lt;&lt;endl;</text:span></text:p>
      <text:p text:style-name="P4">};</text:p>
      <text:p text:style-name="P3"/>
      <text:p text:style-name="P4">class Renault : public Car {</text:p>
      <text:p text:style-name="P3"><text:s text:c="3"/><text:span text:style-name="T3">public:</text:span></text:p>
      <text:p text:style-name="P3"><text:s text:c="7"/><text:span text:style-name="T3">void drive() {</text:span></text:p>
      <text:p text:style-name="P3"><text:s text:c="8"/><text:span text:style-name="T3">cout&lt;&lt; “Renault car”&lt;&lt;endl;</text:span></text:p>
      <text:p text:style-name="P4">};</text:p>
      <text:p text:style-name="P3"/>
      <text:p text:style-name="P4">class Tata : public Car {</text:p>
      <text:p text:style-name="P3"><text:s text:c="2"/><text:span text:style-name="T3">public: </text:span></text:p>
      <text:p text:style-name="P3"><text:s text:c="4"/><text:span text:style-name="T3">void drive() {</text:span></text:p>
      <text:p text:style-name="P3"><text:s text:c="4"/><text:span text:style-name="T3">cout&lt;&lt;”Tata Car”&lt;&lt;endl;</text:span></text:p>
      <text:p text:style-name="P3"><text:span text:style-name="T3">};</text:span> </text:p>
      <text:p text:style-name="P3"/>
      <text:p text:style-name="P4"/>
      <text:p text:style-name="P4"/>
      <text:p text:style-name="P4"><text:soft-page-break/></text:p>
      <text:p text:style-name="P4">unique_ptr&lt;Car&gt;Car::CreateCar(CarType type) {</text:p>
      <text:p text:style-name="P4"/>
      <text:p text:style-name="P4"><text:s text:c="2"/>std::unique_ptr&lt;Car&gt;m_car;</text:p>
      <text:p text:style-name="P4"><text:s text:c="5"/>if(type == FORD) {</text:p>
      <text:p text:style-name="P4"><text:s text:c="9"/>m_car = std::make_unique&lt;Ford&gt;();</text:p>
      <text:p text:style-name="P4"><text:s text:c="3"/>}</text:p>
      <text:p text:style-name="P4"><text:s text:c="4"/>else if(type == TATA) {</text:p>
      <text:p text:style-name="P4"><text:s text:c="7"/>m_car = std::make_unique&lt;Tata&gt;();</text:p>
      <text:p text:style-name="P4"><text:s text:c="3"/>}</text:p>
      <text:p text:style-name="P4"><text:s text:c="4"/>else if(type == RENAULT) {</text:p>
      <text:p text:style-name="P4"><text:s text:c="5"/>m_car = std::make_unique&lt;Renault&gt;();</text:p>
      <text:p text:style-name="P4"><text:s text:c="3"/>}</text:p>
      <text:p text:style-name="P4"><text:s text:c="3"/>else {</text:p>
      <text:p text:style-name="P4"><text:s text:c="5"/>m_car = std::make_unique&lt;Swift&gt;();</text:p>
      <text:p text:style-name="P4"><text:s text:c="3"/>}</text:p>
      <text:p text:style-name="P4"><text:s text:c="3"/>return m_car;</text:p>
      <text:p text:style-name="P4">}</text:p>
      <text:p text:style-name="P4"/>
      <text:p text:style-name="P4">class CarOrder {</text:p>
      <text:p text:style-name="P4">private:</text:p>
      <text:p text:style-name="P4"><text:s text:c="2"/>std::unique_ptr&lt;Car&gt; m_car;</text:p>
      <text:p text:style-name="P4"><text:s/>public:</text:p>
      <text:p text:style-name="P4"><text:s text:c="4"/>explicit CarOrder(CarType <text:span text:style-name="T4">type){</text:span></text:p>
      <text:p text:style-name="P4"><text:s text:c="7"/><text:span text:style-name="T4">m_car = Car::createCar(type);</text:span></text:p>
      <text:p text:style-name="P5"><text:s text:c="3"/>}</text:p>
      <text:p text:style-name="P5"><text:s text:c="4"/>std::unique_ptr&lt;Car&gt; getCar() {</text:p>
      <text:p text:style-name="P5"><text:s text:c="6"/>return std::move(m_car);</text:p>
      <text:p text:style-name="P5"><text:s text:c="3"/>}</text:p>
      <text:p text:style-name="P5">};</text:p>
      <text:p text:style-name="P5"/>
      <text:p text:style-name="P5">int main () {</text:p>
      <text:p text:style-name="P5"><text:s/>CarOrder m_carOrder{TATA};</text:p>
      <text:p text:style-name="P5"><text:s text:c="2"/>std::unique_ptr&lt;Car&gt;m_car = m_carOrder.getCar();</text:p>
      <text:p text:style-name="P5">m_car→drive();</text:p>
      <text:p text:style-name="P5">return 0;</text:p>
      <text:p text:style-name="P5">}</text:p>
      <text:p text:style-name="P5"/>
      <text:p text:style-name="P9">source links: <text:a xlink:type="simple" xlink:href="https://cengizhanvarli.medium.com/factory-and-abstract-factor-design-pattern-for-c-c3552a3fa828" text:style-name="Internet_20_link" text:visited-style-name="Visited_20_Internet_20_Link">https://cengizhanvarli.medium.com/factory-and-abstract-factor-design-pattern-for-c-c3552a3fa828</text:a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4T16:54:15.096672700</meta:creation-date>
    <dc:date>2024-01-24T21:07:28.440803002</dc:date>
    <meta:editing-duration>PT2M2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9" meta:word-count="194" meta:character-count="1569" meta:non-whitespace-character-count="1271"/>
  </office:meta>
</office:document-meta>
</file>